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3.847cm" style:rel-column-width="14830*"/>
    </style:style>
    <style:style style:name="Table1.B" style:family="table-column">
      <style:table-column-properties style:column-width="5.639cm" style:rel-column-width="21738*"/>
    </style:style>
    <style:style style:name="Table1.C" style:family="table-column">
      <style:table-column-properties style:column-width="7.514cm" style:rel-column-width="2896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size="10pt" fo:language="en" fo:country="US" style:font-size-asian="10pt" style:font-size-complex="10pt"/>
    </style:style>
    <style:style style:name="P2" style:family="paragraph" style:parent-style-name="Table_20_Contents">
      <style:text-properties fo:font-size="10pt" fo:language="en" fo:country="US" fo:background-color="transparent" style:font-size-asian="10pt" style:font-size-complex="10pt"/>
    </style:style>
    <style:style style:name="P3" style:family="paragraph" style:parent-style-name="Table_20_Heading">
      <style:text-properties fo:font-size="10pt" fo:language="en" fo:country="US" style:font-size-asian="10pt" style:font-size-complex="10pt"/>
    </style:style>
    <style:style style:name="P4" style:family="paragraph" style:parent-style-name="Text_20_body">
      <style:text-properties fo:language="en" fo:country="US"/>
    </style:style>
    <style:style style:name="P5" style:family="paragraph" style:parent-style-name="Text_20_body">
      <style:text-properties fo:language="en" fo:country="US" fo:font-weight="bold" style:font-weight-asian="bold" style:font-weight-complex="bold"/>
    </style:style>
    <style:style style:name="P6" style:family="paragraph" style:parent-style-name="Table_20_Contents">
      <style:paragraph-properties fo:background-color="transparent">
        <style:background-image/>
      </style:paragraph-properties>
      <style:text-properties fo:font-size="10pt" fo:language="en" fo:country="US" fo:background-color="transparent" style:font-size-asian="10pt" style:font-size-complex="10pt"/>
    </style:style>
    <style:style style:name="P7" style:family="paragraph" style:parent-style-name="Standard">
      <style:text-properties style:font-name="Consolas" fo:font-size="8pt" style:font-name-asian="Consolas" style:font-size-asian="8pt" style:font-name-complex="Consolas" style:font-size-complex="8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fo:font-style="normal" style:font-name-asian="Consolas" style:font-size-asian="10pt" style:font-style-asian="normal" style:font-name-complex="Consolas" style:font-size-complex="10pt" style:font-style-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Consolas" fo:font-size="8pt" style:font-name-asian="Consolas" style:font-size-asian="8pt" style:font-name-complex="Consolas"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2" style:family="paragraph" style:parent-style-name="Heading_20_1">
      <style:text-properties fo:language="en" fo:country="US"/>
    </style:style>
    <style:style style:name="P13" style:family="paragraph" style:parent-style-name="Heading_20_2">
      <style:text-properties fo:language="en" fo:country="U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text-properties fo:language="en" fo:country="US"/>
    </style:style>
    <style:style style:name="P17" style:family="paragraph" style:parent-style-name="Text_20_body" style:list-style-name="L3">
      <style:text-properties fo:language="en" fo:country="US"/>
    </style:style>
    <style:style style:name="P18" style:family="paragraph" style:parent-style-name="Text_20_body" style:list-style-name="L3">
      <style:text-properties fo:language="en" fo:country="US" fo:font-weight="normal" style:font-weight-asian="normal" style:font-weight-complex="normal"/>
    </style:style>
    <style:style style:name="P19" style:family="paragraph" style:parent-style-name="Text_20_body" style:list-style-name="L4">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background-color="#ffff00"/>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fo:background-color="transparent" style:font-weight-asian="normal" style:font-weight-complex="normal"/>
    </style:style>
    <style:style style:name="T6" style:family="text">
      <style:text-properties fo:language="ru" fo:country="RU"/>
    </style:style>
    <style:style style:name="T7" style:family="text">
      <style:text-properties fo:font-weight="bold" style:font-weight-asian="bold" style:font-weight-complex="bold"/>
    </style:style>
    <style:style style:name="T8" style:family="text">
      <style:text-properties fo:color="#008080"/>
    </style:style>
    <style:style style:name="T9" style:family="text">
      <style:text-properties fo:color="#008080" fo:language="en" fo:country="US"/>
    </style:style>
    <style:style style:name="T10" style:family="text">
      <style:text-properties fo:color="#008080" style:text-underline-style="none"/>
    </style:style>
    <style:style style:name="T11" style:family="text">
      <style:text-properties fo:color="#008080" style:font-name="Consolas" style:font-name-asian="Consolas" style:font-name-complex="Consolas"/>
    </style:style>
    <style:style style:name="T12" style:family="text">
      <style:text-properties fo:color="#008080" style:font-name="Consolas" fo:language="en" fo:country="US" style:font-name-asian="Consolas" style:font-name-complex="Consolas"/>
    </style:style>
    <style:style style:name="T13" style:family="text">
      <style:text-properties fo:color="#008080" style:font-name="Consolas" fo:font-size="8pt" style:font-name-asian="Consolas" style:font-size-asian="8pt" style:font-name-complex="Consolas" style:font-size-complex="8pt"/>
    </style:style>
    <style:style style:name="T14" style:family="text">
      <style:text-properties fo:color="#3f7f7f"/>
    </style:style>
    <style:style style:name="T15" style:family="text">
      <style:text-properties fo:color="#3f7f7f" fo:language="en" fo:country="US"/>
    </style:style>
    <style:style style:name="T16" style:family="text">
      <style:text-properties fo:color="#3f7f7f" style:font-name="Consolas" style:font-name-asian="Consolas" style:font-name-complex="Consolas"/>
    </style:style>
    <style:style style:name="T17" style:family="text">
      <style:text-properties fo:color="#3f7f7f" style:font-name="Consolas" fo:language="en" fo:country="US" style:font-name-asian="Consolas" style:font-name-complex="Consolas"/>
    </style:style>
    <style:style style:name="T18" style:family="text">
      <style:text-properties fo:color="#3f7f7f" style:font-name="Consolas" fo:font-size="8pt" style:font-name-asian="Consolas" style:font-size-asian="8pt" style:font-name-complex="Consolas" style:font-size-complex="8pt"/>
    </style:style>
    <style:style style:name="T19" style:family="text">
      <style:text-properties fo:color="#000000"/>
    </style:style>
    <style:style style:name="T20" style:family="text">
      <style:text-properties fo:color="#000000" fo:language="en" fo:country="US"/>
    </style:style>
    <style:style style:name="T21" style:family="text">
      <style:text-properties fo:color="#000000" fo:language="en" fo:country="US" style:text-underline-style="none"/>
    </style:style>
    <style:style style:name="T22" style:family="text">
      <style:text-properties fo:color="#000000" style:text-underline-style="none"/>
    </style:style>
    <style:style style:name="T23" style:family="text">
      <style:text-properties fo:background-color="#ffff00"/>
    </style:style>
    <style:style style:name="T24" style:family="text">
      <style:text-properties fo:font-weight="normal" style:font-weight-asian="normal" style:font-weight-complex="normal"/>
    </style:style>
    <style:style style:name="T25" style:family="text">
      <style:text-properties fo:font-weight="normal" fo:background-color="transparent"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1.<text:tab/>Overview<text:tab/></text:h>
      <text:p text:style-name="P4">SmartCampus project provides a set of components and guidelines that may facilitate the development of the Java Web applications on top of the SmartCampus platform services and functionalities. Specifically, the following elements are provided: </text:p>
      <text:list xml:id="list2796484706459756074" text:style-name="L1">
        <text:list-item>
          <text:list>
            <text:list-item>
              <text:p text:style-name="P14"><text:span text:style-name="T1">set of </text:span><text:span text:style-name="T2">client libraries</text:span><text:span text:style-name="T1"> that provide the APIs for accessing the remote services, perform common operations with the core apps, manage user authentication, etc.</text:span></text:p>
            </text:list-item>
            <text:list-item>
              <text:p text:style-name="P14"><text:span text:style-name="T1">Application </text:span><text:span text:style-name="T2">template </text:span><text:span text:style-name="T1">containing the references and the examples of usage of the basic operations.</text:span></text:p>
            </text:list-item>
            <text:list-item>
              <text:p text:style-name="P14"><text:span text:style-name="T1">Application </text:span><text:span text:style-name="T2">execution platform </text:span><text:span text:style-name="T1">based on </text:span><text:a xlink:type="simple" xlink:href="http://cloudfoundry.org/">CloudFoundry</text:a><text:span text:style-name="T1"> PaaS.</text:span></text:p>
            </text:list-item>
          </text:list>
        </text:list-item>
      </text:list>
      <text:p text:style-name="P4">Below we describe this elements together with the necessary setup of the development and execution environment.</text:p>
      <text:p text:style-name="P4">Note that the use of these components and libraries is not obligatory. </text:p>
      <text:h text:style-name="P12" text:outline-level="1">2.<text:tab/>Prerequisites</text:h>
      <text:p text:style-name="Text_20_body"><text:span text:style-name="T1">To start with, you will need a Java Web application development environment. We use </text:span><text:a xlink:type="simple" xlink:href="http://www.eclipse.org/downloads">Eclipse</text:a><text:span text:style-name="T1"> and will refer to it here. Besides, you will need a set of modules and programs that are necessary to work with the provided app template. Specifically, they include:</text:span></text:p>
      <text:list xml:id="list2448706193665166061" text:style-name="L2">
        <text:list-item>
          <text:p text:style-name="P15"><text:a xlink:type="simple" xlink:href="http://maven.apache.org/">Apache Maven</text:a><text:span text:style-name="T1"> or Eclipse Maven plugin (e.g., </text:span><text:a xlink:type="simple" xlink:href="http://eclipse.org/m2e/">m2e</text:a><text:span text:style-name="T1"> plugin) in order to perform the library dependency management and project build operations.</text:span></text:p>
        </text:list-item>
        <text:list-item>
          <text:p text:style-name="P15"><text:span text:style-name="T1">CloudFoundry client components and modules, in particular, read the instructions of </text:span><text:bookmark text:name="installing-the-cloud-foundry-integration-extension-in-eclipse"/><text:span text:style-name="T1">“Installing the Cloud Foundry Integration Extension in Eclipse” section at this link: </text:span><text:a xlink:type="simple" xlink:href="http://docs.cloudfoundry.com/tools/STS/configuring-STS.html">http://docs.cloudfoundry.com/tools/STS/configuring-STS.html</text:a><text:span text:style-name="T1">.</text:span></text:p>
        </text:list-item>
      </text:list>
      <text:h text:style-name="P13" text:outline-level="2">2.1.<text:tab/>Maven Setup</text:h>
      <text:p text:style-name="P4">The different libraries and dependencies are available from the SmartCampus maven repository:</text:p>
      <table:table table:name="Table30" table:style-name="Table30">
        <table:table-column table:style-name="Table30.A"/>
        <table:table-row>
          <table:table-cell table:style-name="Table30.A1" office:value-type="string">
            <text:p text:style-name="P8">&lt;<text:span text:style-name="T14">repository</text:span>&gt;</text:p>
            <text:p text:style-name="P9"><text:span text:style-name="T19"><text:s text:c="2"/></text:span><text:span text:style-name="T8">&lt;</text:span><text:span text:style-name="T14">id</text:span><text:span text:style-name="T8">&gt;</text:span><text:span text:style-name="T19">SmartCampus</text:span><text:span text:style-name="T8">&lt;/</text:span><text:span text:style-name="T14">id</text:span><text:span text:style-name="T8">&gt;</text:span></text:p>
            <text:p text:style-name="P9"><text:span text:style-name="T19"><text:s text:c="2"/></text:span><text:span text:style-name="T8">&lt;</text:span><text:span text:style-name="T14">url</text:span><text:span text:style-name="T8">&gt;</text:span><text:span text:style-name="T19">http://repository.smartcampuslab.it/content/groups/public</text:span><text:span text:style-name="T8">&lt;/</text:span><text:span text:style-name="T14">url</text:span><text:span text:style-name="T8">&gt;</text:span></text:p>
            <text:p text:style-name="P9"><text:span text:style-name="T8">&lt;/</text:span><text:span text:style-name="T14">repository</text:span><text:span text:style-name="T8">&gt;</text:span></text:p>
          </table:table-cell>
        </table:table-row>
      </table:table>
      <text:p text:style-name="P4">The reference to the repository should be included in your maven configuration (.m2/settings.xml) or directly in the project pom.xml file.</text:p>
      <text:h text:style-name="P13" text:outline-level="2">2.2.<text:tab/>CloudFoundry Setup</text:h>
      <text:p text:style-name="P4">To setup the SmartCampus CloudFoundry server follow the instructions at this link</text:p>
      <text:p text:style-name="P4"><text:a xlink:type="simple" xlink:href="http://docs.cloudfoundry.com/tools/STS/deploying-CF-Eclipse.html#define-a-new-server-for-a-cloud-foundry-target">http://docs.cloudfoundry.com/tools/STS/deploying-CF-Eclipse.html#define-a-new-server-for-a-cloud-foundry-target</text:a></text:p>
      <text:p text:style-name="P4">and add these informations:</text:p>
      <text:list xml:id="list2578437080909466713" text:style-name="L3">
        <text:list-item>
          <text:p text:style-name="P17">in Cloud Foundry Account window, click “Manage cloud...”, then “Add..” and insert these informations</text:p>
          <text:p text:style-name="P17">Name: <text:span text:style-name="T7">hackathon</text:span></text:p>
          <text:p text:style-name="P18">URL: <text:a xlink:type="simple" xlink:href="http://vcap.smartcampuslab.it/"><text:span text:style-name="T7">http://vcap.smartcampuslab.it</text:span></text:a></text:p>
        </text:list-item>
        <text:list-item>
          <text:p text:style-name="P18"><text:soft-page-break/>Insert the account information (email/password) you received.</text:p>
        </text:list-item>
        <text:list-item>
          <text:p text:style-name="P18">Click “Finish” button.</text:p>
        </text:list-item>
      </text:list>
      <text:p text:style-name="P4"><text:tab/></text:p>
      <text:h text:style-name="Heading_20_2" text:outline-level="2"><text:span text:style-name="T1">2.</text:span><text:span text:style-name="T6">3</text:span><text:span text:style-name="T1">. Libraries and Dependencies</text:span></text:h>
      <text:p text:style-name="P4">The following list of libraries is provided with the SD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Library</text:p>
            </table:table-cell>
            <table:table-cell table:style-name="Table1.A1" office:value-type="string">
              <text:p text:style-name="P3">Description</text:p>
            </table:table-cell>
            <table:table-cell table:style-name="Table1.C1" office:value-type="string">
              <text:p text:style-name="P3">Maven dependency</text:p>
            </table:table-cell>
          </table:table-row>
        </table:table-header-rows>
        <table:table-row>
          <table:table-cell table:style-name="Table1.A2" office:value-type="string">
            <text:p text:style-name="P1">ac-service-provider-filter</text:p>
          </table:table-cell>
          <table:table-cell table:style-name="Table1.A2" office:value-type="string">
            <text:p text:style-name="P1">SmartCampus authorization and access control operations</text:p>
          </table:table-cell>
          <table:table-cell table:style-name="Table1.C2" office:value-type="string">
            <text:p text:style-name="P7"><text:span text:style-name="T9">&lt;</text:span><text:span text:style-name="T15">dependency</text:span><text:span text:style-name="T9">&gt;</text:span></text:p>
            <text:p text:style-name="P10"><text:span text:style-name="T8"><text:s text:c="2"/>&lt;</text:span><text:span text:style-name="T14">groupId</text:span><text:span text:style-name="T8">&gt;</text:span></text:p>
            <text:p text:style-name="P10"><text:span text:style-name="T8"><text:s text:c="4"/></text:span><text:span text:style-name="T19">eu.trentorise.smartcampus</text:span></text:p>
            <text:p text:style-name="P10"><text:span text:style-name="T19"><text:s text:c="2"/></text:span><text:span text:style-name="T8">&lt;/</text:span><text:span text:style-name="T14">groupId</text:span><text:span text:style-name="T8">&gt;</text:span></text:p>
            <text:p text:style-name="P10"><text:span text:style-name="T8"><text:s text:c="2"/>&lt;</text:span><text:span text:style-name="T14">artifactId</text:span><text:span text:style-name="T10">&gt;</text:span></text:p>
            <text:p text:style-name="P10"><text:span text:style-name="T10"><text:s text:c="4"/></text:span><text:span text:style-name="T22">ac</text:span><text:span text:style-name="T19">-service-provider-filter</text:span></text:p>
            <text:p text:style-name="P10"><text:span text:style-name="T19"><text:s text:c="2"/></text:span><text:span text:style-name="T8">&lt;/</text:span><text:span text:style-name="T14">artifactId</text:span><text:span text:style-name="T8">&gt;</text:span></text:p>
            <text:p text:style-name="P10"><text:span text:style-name="T19"><text:s text:c="2"/></text:span><text:span text:style-name="T8">&lt;</text:span><text:span text:style-name="T14">version</text:span><text:span text:style-name="T8">&gt;</text:span><text:span text:style-name="T20">1.1</text:span><text:span text:style-name="T8">&lt;/</text:span><text:span text:style-name="T14">version</text:span><text:span text:style-name="T8">&gt;</text:span></text:p>
            <text:p text:style-name="P11"><text:span text:style-name="T11">&lt;/</text:span><text:span text:style-name="T16">dependency</text:span><text:span text:style-name="T11">&gt;</text:span></text:p>
          </table:table-cell>
        </table:table-row>
        <table:table-row>
          <table:table-cell table:style-name="Table1.A2" office:value-type="string">
            <text:p text:style-name="P1">filestorage.client</text:p>
          </table:table-cell>
          <table:table-cell table:style-name="Table1.A2" office:value-type="string">
            <text:p text:style-name="P1">File storage service library based on Dropbox.</text:p>
          </table:table-cell>
          <table:table-cell table:style-name="Table1.C2" office:value-type="string">
            <text:p text:style-name="P7"><text:span text:style-name="T9">&lt;</text:span><text:span text:style-name="T15">dependency</text:span><text:span text:style-name="T9">&gt;</text:span></text:p>
            <text:p text:style-name="P10"><text:span text:style-name="T8"><text:s text:c="2"/>&lt;</text:span><text:span text:style-name="T14">groupId</text:span><text:span text:style-name="T8">&gt;</text:span></text:p>
            <text:p text:style-name="P10"><text:span text:style-name="T8"><text:s text:c="4"/></text:span><text:span text:style-name="T19">eu.trentorise.smartcampus</text:span></text:p>
            <text:p text:style-name="P10"><text:span text:style-name="T19"><text:s text:c="2"/></text:span><text:span text:style-name="T8">&lt;/</text:span><text:span text:style-name="T14">groupId</text:span><text:span text:style-name="T8">&gt;</text:span></text:p>
            <text:p text:style-name="P10"><text:span text:style-name="T8"><text:s text:c="2"/>&lt;</text:span><text:span text:style-name="T14">artifactId</text:span><text:span text:style-name="T10">&gt;</text:span></text:p>
            <text:p text:style-name="P10"><text:span text:style-name="T10"><text:s text:c="4"/></text:span><text:span text:style-name="T21">filestorage.client</text:span></text:p>
            <text:p text:style-name="P10"><text:span text:style-name="T19"><text:s text:c="2"/></text:span><text:span text:style-name="T8">&lt;/</text:span><text:span text:style-name="T14">artifactId</text:span><text:span text:style-name="T8">&gt;</text:span></text:p>
            <text:p text:style-name="P10"><text:span text:style-name="T19"><text:s text:c="2"/></text:span><text:span text:style-name="T8">&lt;</text:span><text:span text:style-name="T14">version</text:span><text:span text:style-name="T8">&gt;</text:span><text:span text:style-name="T20">1.0</text:span><text:span text:style-name="T8">&lt;/</text:span><text:span text:style-name="T14">version</text:span><text:span text:style-name="T8">&gt;</text:span></text:p>
            <text:p text:style-name="P11"><text:span text:style-name="T12">&lt;/</text:span><text:span text:style-name="T17">dependency</text:span><text:span text:style-name="T12">&gt;</text:span></text:p>
          </table:table-cell>
        </table:table-row>
        <table:table-row>
          <table:table-cell table:style-name="Table1.A2" office:value-type="string">
            <text:p text:style-name="P1">profileservice.client</text:p>
          </table:table-cell>
          <table:table-cell table:style-name="Table1.A2" office:value-type="string">
            <text:p text:style-name="P1">Access to remote User Profile Service operations</text:p>
          </table:table-cell>
          <table:table-cell table:style-name="Table1.C2" office:value-type="string">
            <text:p text:style-name="P7"><text:span text:style-name="T9">&lt;</text:span><text:span text:style-name="T15">dependency</text:span><text:span text:style-name="T9">&gt;</text:span></text:p>
            <text:p text:style-name="P10"><text:span text:style-name="T8"><text:s text:c="2"/>&lt;</text:span><text:span text:style-name="T14">groupId</text:span><text:span text:style-name="T8">&gt;</text:span></text:p>
            <text:p text:style-name="P10"><text:span text:style-name="T8"><text:s text:c="4"/></text:span><text:span text:style-name="T19">eu.trentorise.smartcampus</text:span></text:p>
            <text:p text:style-name="P10"><text:span text:style-name="T19"><text:s text:c="2"/></text:span><text:span text:style-name="T8">&lt;/</text:span><text:span text:style-name="T14">groupId</text:span><text:span text:style-name="T8">&gt;</text:span></text:p>
            <text:p text:style-name="P10"><text:span text:style-name="T8"><text:s text:c="2"/>&lt;</text:span><text:span text:style-name="T14">artifactId</text:span><text:span text:style-name="T10">&gt;</text:span></text:p>
            <text:p text:style-name="P10"><text:span text:style-name="T10"><text:s text:c="4"/></text:span><text:span text:style-name="T21">profileservice.client</text:span></text:p>
            <text:p text:style-name="P10"><text:span text:style-name="T19"><text:s text:c="2"/></text:span><text:span text:style-name="T8">&lt;/</text:span><text:span text:style-name="T14">artifactId</text:span><text:span text:style-name="T8">&gt;</text:span></text:p>
            <text:p text:style-name="P10"><text:span text:style-name="T19"><text:s text:c="2"/></text:span><text:span text:style-name="T8">&lt;</text:span><text:span text:style-name="T14">version</text:span><text:span text:style-name="T8">&gt;</text:span><text:span text:style-name="T20">1.0</text:span><text:span text:style-name="T8">&lt;/</text:span><text:span text:style-name="T14">version</text:span><text:span text:style-name="T8">&gt;</text:span></text:p>
            <text:p text:style-name="P1"><text:span text:style-name="T13">&lt;/</text:span><text:span text:style-name="T18">dependency</text:span><text:span text:style-name="T13">&gt;</text:span> </text:p>
          </table:table-cell>
        </table:table-row>
        <table:table-row>
          <table:table-cell table:style-name="Table1.A2" office:value-type="string">
            <text:p text:style-name="P2">socialservice.client</text:p>
          </table:table-cell>
          <table:table-cell table:style-name="Table1.A2" office:value-type="string">
            <text:p text:style-name="P1">Social operations and semantic entities</text:p>
          </table:table-cell>
          <table:table-cell table:style-name="Table1.C2" office:value-type="string">
            <text:p text:style-name="P7"><text:span text:style-name="T9">&lt;</text:span><text:span text:style-name="T15">dependency</text:span><text:span text:style-name="T9">&gt;</text:span></text:p>
            <text:p text:style-name="P10"><text:span text:style-name="T8"><text:s text:c="2"/>&lt;</text:span><text:span text:style-name="T14">groupId</text:span><text:span text:style-name="T8">&gt;</text:span></text:p>
            <text:p text:style-name="P10"><text:span text:style-name="T8"><text:s text:c="4"/></text:span><text:span text:style-name="T19">eu.trentorise.smartcampus</text:span></text:p>
            <text:p text:style-name="P10"><text:span text:style-name="T19"><text:s text:c="2"/></text:span><text:span text:style-name="T8">&lt;/</text:span><text:span text:style-name="T14">groupId</text:span><text:span text:style-name="T8">&gt;</text:span></text:p>
            <text:p text:style-name="P10"><text:span text:style-name="T8"><text:s text:c="2"/>&lt;</text:span><text:span text:style-name="T14">artifactId</text:span><text:span text:style-name="T10">&gt;</text:span></text:p>
            <text:p text:style-name="P10"><text:span text:style-name="T10"><text:s text:c="4"/></text:span><text:span text:style-name="T21">socilalservice.client</text:span></text:p>
            <text:p text:style-name="P10"><text:span text:style-name="T19"><text:s text:c="2"/></text:span><text:span text:style-name="T8">&lt;/</text:span><text:span text:style-name="T14">artifactId</text:span><text:span text:style-name="T8">&gt;</text:span></text:p>
            <text:p text:style-name="P10"><text:span text:style-name="T19"><text:s text:c="2"/></text:span><text:span text:style-name="T8">&lt;</text:span><text:span text:style-name="T14">version</text:span><text:span text:style-name="T8">&gt;</text:span><text:span text:style-name="T20">1.0</text:span><text:span text:style-name="T8">&lt;/</text:span><text:span text:style-name="T14">version</text:span><text:span text:style-name="T8">&gt;</text:span></text:p>
            <text:p text:style-name="P1"><text:span text:style-name="T13">&lt;/</text:span><text:span text:style-name="T18">dependency</text:span><text:span text:style-name="T13">&gt;</text:span> </text:p>
          </table:table-cell>
        </table:table-row>
        <table:table-row>
          <table:table-cell table:style-name="Table1.A2" office:value-type="string">
            <text:p text:style-name="P2">journeyplanner.client</text:p>
          </table:table-cell>
          <table:table-cell table:style-name="Table1.A2" office:value-type="string">
            <text:p text:style-name="P1">Access to the ViaggiaTrento route planning and transport information web service</text:p>
          </table:table-cell>
          <table:table-cell table:style-name="Table1.C2" office:value-type="string">
            <text:p text:style-name="P7"><text:span text:style-name="T9">&lt;</text:span><text:span text:style-name="T15">dependency</text:span><text:span text:style-name="T9">&gt;</text:span></text:p>
            <text:p text:style-name="P10"><text:span text:style-name="T8"><text:s text:c="2"/>&lt;</text:span><text:span text:style-name="T14">groupId</text:span><text:span text:style-name="T8">&gt;</text:span></text:p>
            <text:p text:style-name="P10"><text:span text:style-name="T8"><text:s text:c="4"/></text:span><text:span text:style-name="T19">eu.trentorise.smartcampus</text:span></text:p>
            <text:p text:style-name="P10"><text:span text:style-name="T19"><text:s text:c="2"/></text:span><text:span text:style-name="T8">&lt;/</text:span><text:span text:style-name="T14">groupId</text:span><text:span text:style-name="T8">&gt;</text:span></text:p>
            <text:p text:style-name="P10"><text:span text:style-name="T8"><text:s text:c="2"/>&lt;</text:span><text:span text:style-name="T14">artifactId</text:span><text:span text:style-name="T10">&gt;</text:span></text:p>
            <text:p text:style-name="P10"><text:span text:style-name="T10"><text:s text:c="4"/></text:span><text:span text:style-name="T21">journeyplanner.client</text:span></text:p>
            <text:p text:style-name="P10"><text:span text:style-name="T19"><text:s text:c="2"/></text:span><text:span text:style-name="T8">&lt;/</text:span><text:span text:style-name="T14">artifactId</text:span><text:span text:style-name="T8">&gt;</text:span></text:p>
            <text:p text:style-name="P10"><text:span text:style-name="T19"><text:s text:c="2"/></text:span><text:span text:style-name="T8">&lt;</text:span><text:span text:style-name="T14">version</text:span><text:span text:style-name="T8">&gt;</text:span><text:span text:style-name="T20">1.0</text:span><text:span text:style-name="T8">&lt;/</text:span><text:span text:style-name="T14">version</text:span><text:span text:style-name="T8">&gt;</text:span></text:p>
            <text:p text:style-name="P1"><text:span text:style-name="T13">&lt;/</text:span><text:span text:style-name="T18">dependency</text:span><text:span text:style-name="T13">&gt;</text:span> </text:p>
          </table:table-cell>
        </table:table-row>
        <table:table-row>
          <table:table-cell table:style-name="Table1.A2" office:value-type="string">
            <text:p text:style-name="P2">discovertrento.client</text:p>
          </table:table-cell>
          <table:table-cell table:style-name="Table1.A2" office:value-type="string">
            <text:p text:style-name="P1">Access to the ViviTrento data Web service</text:p>
          </table:table-cell>
          <table:table-cell table:style-name="Table1.C2" office:value-type="string">
            <text:p text:style-name="P7"><text:span text:style-name="T9">&lt;</text:span><text:span text:style-name="T15">dependency</text:span><text:span text:style-name="T9">&gt;</text:span></text:p>
            <text:p text:style-name="P10"><text:span text:style-name="T8"><text:s text:c="2"/>&lt;</text:span><text:span text:style-name="T14">groupId</text:span><text:span text:style-name="T8">&gt;</text:span></text:p>
            <text:p text:style-name="P10"><text:span text:style-name="T8"><text:s text:c="4"/></text:span><text:span text:style-name="T19">eu.trentorise.smartcampus</text:span></text:p>
            <text:p text:style-name="P10"><text:span text:style-name="T19"><text:s text:c="2"/></text:span><text:span text:style-name="T8">&lt;/</text:span><text:span text:style-name="T14">groupId</text:span><text:span text:style-name="T8">&gt;</text:span></text:p>
            <text:p text:style-name="P10"><text:span text:style-name="T8"><text:s text:c="2"/>&lt;</text:span><text:span text:style-name="T14">artifactId</text:span><text:span text:style-name="T10">&gt;</text:span></text:p>
            <text:p text:style-name="P10"><text:span text:style-name="T10"><text:s text:c="4"/></text:span><text:span text:style-name="T21">discovertrento.client</text:span></text:p>
            <text:p text:style-name="P10"><text:span text:style-name="T19"><text:s text:c="2"/></text:span><text:span text:style-name="T8">&lt;/</text:span><text:span text:style-name="T14">artifactId</text:span><text:span text:style-name="T8">&gt;</text:span></text:p>
            <text:p text:style-name="P10"><text:span text:style-name="T19"><text:s text:c="2"/></text:span><text:span text:style-name="T8">&lt;</text:span><text:span text:style-name="T14">version</text:span><text:span text:style-name="T8">&gt;</text:span><text:span text:style-name="T20">1.0</text:span><text:span text:style-name="T8">&lt;/</text:span><text:span text:style-name="T14">version</text:span><text:span text:style-name="T8">&gt;</text:span></text:p>
            <text:p text:style-name="P1"><text:span text:style-name="T13">&lt;/</text:span><text:span text:style-name="T18">dependency</text:span><text:span text:style-name="T13">&gt;</text:span> </text:p>
          </table:table-cell>
        </table:table-row>
        <table:table-row>
          <table:table-cell table:style-name="Table1.A2" office:value-type="string">
            <text:p text:style-name="P6">communicator.client</text:p>
          </table:table-cell>
          <table:table-cell table:style-name="Table1.A2" office:value-type="string">
            <text:p text:style-name="P1">User notifications Web service</text:p>
          </table:table-cell>
          <table:table-cell table:style-name="Table1.C2" office:value-type="string">
            <text:p text:style-name="P7"><text:span text:style-name="T9">&lt;</text:span><text:span text:style-name="T15">dependency</text:span><text:span text:style-name="T9">&gt;</text:span></text:p>
            <text:p text:style-name="P10"><text:span text:style-name="T8"><text:s text:c="2"/>&lt;</text:span><text:span text:style-name="T14">groupId</text:span><text:span text:style-name="T8">&gt;</text:span></text:p>
            <text:p text:style-name="P10"><text:span text:style-name="T8"><text:s text:c="4"/></text:span><text:span text:style-name="T19">eu.trentorise.smartcampus</text:span></text:p>
            <text:p text:style-name="P10"><text:span text:style-name="T19"><text:s text:c="2"/></text:span><text:span text:style-name="T8">&lt;/</text:span><text:span text:style-name="T14">groupId</text:span><text:span text:style-name="T8">&gt;</text:span></text:p>
            <text:p text:style-name="P10"><text:soft-page-break/><text:span text:style-name="T8"><text:s text:c="2"/>&lt;</text:span><text:span text:style-name="T14">artifactId</text:span><text:span text:style-name="T10">&gt;</text:span></text:p>
            <text:p text:style-name="P10"><text:span text:style-name="T10"><text:s text:c="4"/></text:span><text:span text:style-name="T21">communicator.client</text:span></text:p>
            <text:p text:style-name="P10"><text:span text:style-name="T19"><text:s text:c="2"/></text:span><text:span text:style-name="T8">&lt;/</text:span><text:span text:style-name="T14">artifactId</text:span><text:span text:style-name="T8">&gt;</text:span></text:p>
            <text:p text:style-name="P10"><text:span text:style-name="T19"><text:s text:c="2"/></text:span><text:span text:style-name="T8">&lt;</text:span><text:span text:style-name="T14">version</text:span><text:span text:style-name="T8">&gt;</text:span><text:span text:style-name="T20">1.0</text:span><text:span text:style-name="T8">&lt;/</text:span><text:span text:style-name="T14">version</text:span><text:span text:style-name="T8">&gt;</text:span></text:p>
            <text:p text:style-name="P1"><text:span text:style-name="T13">&lt;/</text:span><text:span text:style-name="T18">dependency</text:span><text:span text:style-name="T13">&gt;</text:span> </text:p>
          </table:table-cell>
        </table:table-row>
      </table:table>
      <text:p text:style-name="P4"/>
      <text:h text:style-name="Heading_20_2" text:outline-level="2"><text:span text:style-name="T6">2.</text:span><text:span text:style-name="T1">2.<text:tab/>Application Setup<text:tab/></text:span></text:h>
      <text:p text:style-name="P4">Once the application is ready and all the dependencies are includes, it is possible to perform the deployment using your preferred Java web server or on the SmartCampus CloudFoundry platform. Using Maven eclipse plugin it is possible to build the deployable .war file performing Maven 'package' task. <text:s/></text:p>
      <text:p text:style-name="P4">To deploy and manage your application on <text:s/>SmartCampus CloudFoundry platform from Eclipse follow the instructions at this URL</text:p>
      <text:p text:style-name="P4"><text:a xlink:type="simple" xlink:href="http://docs.cloudfoundry.com/tools/STS/deploying-CF-Eclipse.html#deploying-applications-to-cloud-foundry-from-sts-or-eclipse">http://docs.cloudfoundry.com/tools/STS/deploying-CF-Eclipse.html#deploying-applications-to-cloud-foundry-from-sts-or-eclipse</text:a> </text:p>
      <text:p text:style-name="P4">with the following notice:</text:p>
      <text:p text:style-name="P4">In the Launch Deployment window insert in Deployed URL:</text:p>
      <text:p text:style-name="P5">&lt;name_of_your_app&gt;.app.smartcampuslab.it</text:p>
      <text:p text:style-name="P4"/>
      <text:h text:style-name="Heading_20_1" text:outline-level="1">3.<text:tab/>Using the Libraries</text:h>
      <text:h text:style-name="Heading_20_2" text:outline-level="2">3.1.<text:tab/><text:span text:style-name="T1">Access Control Library</text:span></text:h>
      <text:p text:style-name="Text_20_body"><text:span text:style-name="T1">The functionalities of the AC service are made available in two modalities: as an extension of Spring-security in order to perform HTTP request pre-filtering and as the convenience routines for accessing the REST API of the AC service. More details on the client library and its usage can be found in </text:span><text:a xlink:type="simple" xlink:href="http://trac.smartcampuslab.it/attachment/wiki/HackatonDocumentation/SOCIAL%20Service%20DOC.odt"><text:span text:style-name="T4">SOCIAL Service DOC.odt</text:span></text:a><text:span text:style-name="T5">.</text:span></text:p>
      <text:h text:style-name="Heading_20_2" text:outline-level="2">3.2.<text:tab/><text:span text:style-name="T1">Profile Service</text:span></text:h>
      <text:p text:style-name="P4"><text:span text:style-name="T1">To access the functionalities of the Profile Service REST APIs, it is possible to use the </text:span><text:span text:style-name="T7">profileservice.client</text:span><text:span text:style-name="T1"> library. The library provides the necessary methods for reading the user basic profile and manipulate the custom profile required by a specific application. More details on the client library and its usage can be found in </text:span><text:a xlink:type="simple" xlink:href="http://trac.smartcampuslab.it/attachment/wiki/HackatonDocumentation/PROFILE Service DOC.odt"><text:span text:style-name="T24">PROFILE Service DOC.odt</text:span></text:a><text:span text:style-name="T24">.</text:span><text:span text:style-name="T25"> </text:span></text:p>
      <text:h text:style-name="Heading_20_2" text:outline-level="2">3.<text:span text:style-name="T1">3</text:span>.<text:tab/>File Storage</text:h>
      <text:p text:style-name="P4">To access the functionalities of the File Storage Service REST APIs, it is possible to use the <text:span text:style-name="T7">filestorage.client</text:span> library. The library provides the necessary methods for managing the user storage accounts for an application, store and read files on behalf of the user, etc. More details on the client library and its usage can be found <text:a xlink:type="simple" xlink:href="http://trac.smartcampuslab.it/attachment/wiki/HackatonDocumentation/STORAGE%20Service%20DOC.odt">STORAGE Service DOC.odt</text:a>.</text:p>
      <text:h text:style-name="Heading_20_2" text:outline-level="2"><text:span text:style-name="T1">3.4.</text:span><text:tab/>Social Service</text:h>
      <text:p text:style-name="P4">To access the functionalities of the Social and Semantic Engines exposed by the Social Service REST APIs, it is possible to use the <text:span text:style-name="T7">socialservice.client</text:span> library. The library provides the necessary <text:soft-page-break/>methods for reading the user social groups and communities, create semantic entities and semantic types corresponding the elements of the modelled domain, perform entity sharing and entity following activities. More details on the client library and its usage can be found in <text:a xlink:type="simple" xlink:href="http://trac.smartcampuslab.it/attachment/wiki/HackatonDocumentation/SOCIAL%20Service%20DOC.odt"><text:span text:style-name="T25">SOCIAL Service DOC.odt</text:span></text:a>.</text:p>
      <text:h text:style-name="Heading_20_2" text:outline-level="2"><text:span text:style-name="T1">3.5.</text:span><text:tab/>Communicat<text:span text:style-name="T1">or</text:span> Service</text:h>
      <text:p text:style-name="P4">To access the functionalities of the Communicator Service REST APIs, it is possible to use the <text:span text:style-name="T7">communicator.client</text:span> library. The library provides the necessary methods for reading and searching notifications addressed to the specific user, perform basic operations over those notifications (mark as read or starred, delete, etc), and create new notifications for the user. More details on the client library and its usage can be found <text:a xlink:type="simple" xlink:href="http://trac.smartcampuslab.it/attachment/wiki/HackatonDocumentation/COMMUNICATOR%20Service%20DOC.odt">COMMUNICATOR Service DOC.odt</text:a>.</text:p>
      <text:h text:style-name="Heading_20_2" text:outline-level="2">3.<text:span text:style-name="T1">6</text:span>.<text:tab/>Trip Planning and Transport Information</text:h>
      <text:p text:style-name="P4">To access the functionalities of the trip planning and transport info REST APIs, it is possible to use the <text:span text:style-name="T7">journeyplanner.client</text:span> library. The library provides the methods for planning one-off and recurrent trips, obtain information about the public transport timetables and delays. More details on the client library and its usage can be found <text:a xlink:type="simple" xlink:href="http://trac.smartcampuslab.it/attachment/wiki/HackatonDocumentation/JOURNEYPLANNER%20Service%20DOC.odt">JOURNEYPLANNER Service DOC.odt</text:a>.</text:p>
      <text:h text:style-name="Heading_20_2" text:outline-level="2">3.<text:span text:style-name="T1">7</text:span>.<text:tab/>City Data Information </text:h>
      <text:p text:style-name="P4">To access thw information available in the ViviTrento application one can exploit the corresponding <text:s/>REST APIs through the <text:span text:style-name="T7">discovertrento.client</text:span> library. The library provides the methods for searching and reading the events, places, and stories, using a set of filter parameters. More details on the client library and its usage can be found <text:a xlink:type="simple" xlink:href="http://trac.smartcampuslab.it/attachment/wiki/HackatonDocumentation/DISCOVERTRENTO%20Service%20DOC.odt">DISCOVERTRENTO Service DOC.odt</text:a>.</text:p>
      <text:h text:style-name="Heading_20_1" text:outline-level="1"><text:span text:style-name="T1">4</text:span>.<text:tab/><text:span text:style-name="T1">Example Application Template</text:span></text:h>
      <text:p text:style-name="P4">The SmartCampus Java Web ap SDK contains a pre-configured Java Web application based on Spring framework. It already includes a subset of libraries, such as ac-service-provider-filter, filestorage.client, the profileservice.client, as well as some demo features on top of those libraries.</text:p>
      <text:p text:style-name="P4">In particular, the template apps </text:p>
      <text:list xml:id="list3220604997454209020" text:style-name="L4">
        <text:list-item>
          <text:p text:style-name="P19">perform the user pre-authentication using the Spring-security extensions as HTTP request pre-filters;</text:p>
        </text:list-item>
        <text:list-item>
          <text:p text:style-name="P19">Demonstates the use of the profile service providing a port to read the basic profile;</text:p>
        </text:list-item>
        <text:list-item>
          <text:p text:style-name="P19">Demonstrates the use of File Storage service, obtaining the user account and reading the resource metadata;</text:p>
        </text:list-item>
        <text:list-item>
          <text:p text:style-name="P19">shows the use of the JourneyPlanner services reading the information about routes and providing a port for planning a single journey;</text:p>
        </text:list-item>
        <text:list-item>
          <text:p text:style-name="P19">demonstrates the use of the DiscoverTrento service providing a shortcut for the visualization of concerts in Trento.</text:p>
        </text:list-item>
        <text:list-item>
          <text:p text:style-name="P19">Demonstates the use of the Communicator service providing an example of reading the user notifications.</text:p>
        </text:list-item>
      </text:list>
      <text:h text:style-name="P13"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3T18:02:44.32</meta:creation-date>
    <meta:generator>OpenOffice.org/3.4.1$Win32 OpenOffice.org_project/341m1$Build-9593</meta:generator>
    <dc:date>2013-03-19T23:01:41.48</dc:date>
    <meta:editing-duration>P2DT20H53S</meta:editing-duration>
    <meta:editing-cycles>228</meta:editing-cycles>
    <meta:document-statistic meta:table-count="2" meta:image-count="0" meta:object-count="0" meta:page-count="4" meta:paragraph-count="141" meta:word-count="1118" meta:character-count="8593"/>
  </office:meta>
</office:document-meta>
</file>